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A40000023E319FF118.png"/>
  <manifest:file-entry manifest:media-type="image/png" manifest:full-path="Pictures/10000201000004940000021CBA9A983A.png"/>
  <manifest:file-entry manifest:media-type="image/png" manifest:full-path="Pictures/100002010000049B000002203093BA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3cm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5.5cm" svg:height="0.963cm" svg:x="1.3cm" svg:y="3cm">
          <draw:text-box>
            <text:p>MCD</text:p>
          </draw:text-box>
        </draw:frame>
        <draw:frame draw:style-name="gr1" draw:layer="layout" svg:width="5.5cm" svg:height="0.963cm" svg:x="1cm" svg:y="11.5cm">
          <draw:text-box>
            <text:p>MLD</text:p>
          </draw:text-box>
        </draw:frame>
        <draw:frame draw:style-name="gr1" draw:layer="layout" svg:width="5.5cm" svg:height="0.963cm" svg:x="1.1cm" svg:y="19.9cm">
          <draw:text-box>
            <text:p>MPD</text:p>
          </draw:text-box>
        </draw:frame>
        <draw:frame draw:style-name="gr2" draw:layer="layout" svg:width="12.2cm" svg:height="1.4cm" svg:x="5.8cm" svg:y="1cm">
          <draw:text-box>
            <text:p>MODELE DE DONNEES</text:p>
          </draw:text-box>
        </draw:frame>
        <draw:frame draw:style-name="gr3" draw:text-style-name="P1" draw:layer="layout" svg:width="17.499cm" svg:height="7.553cm" svg:x="1.901cm" svg:y="3.8cm">
          <draw:image xlink:href="Pictures/10000201000004940000021CBA9A983A.png" xlink:type="simple" xlink:show="embed" xlink:actuate="onLoad">
            <text:p/>
          </draw:image>
        </draw:frame>
        <draw:frame draw:style-name="gr3" draw:text-style-name="P1" draw:layer="layout" svg:width="17.099cm" svg:height="7.579cm" svg:x="1.801cm" svg:y="12.4cm">
          <draw:image xlink:href="Pictures/10000201000004A40000023E319FF118.png" xlink:type="simple" xlink:show="embed" xlink:actuate="onLoad">
            <text:p/>
          </draw:image>
        </draw:frame>
        <draw:frame draw:style-name="gr3" draw:text-style-name="P1" draw:layer="layout" svg:width="18.099cm" svg:height="7.9cm" svg:x="1.5cm" svg:y="20.7cm">
          <draw:image xlink:href="Pictures/100002010000049B000002203093BAF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2-15T12:05:06.12</dc:date>
    <meta:generator>OpenOffice/4.1.10$Win32 OpenOffice.org_project/4110m2$Build-9807</meta:generator>
    <meta:editing-duration>PT9M57S</meta:editing-duration>
    <meta:editing-cycles>1</meta:editing-cycles>
    <meta:document-statistic meta:object-count="7"/>
  </office:meta>
</office:document-meta>
</file>